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Danvill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467">
            <text:p>46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86">
            <text:p>18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42">
            <text:p>14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979">
            <text:p>97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244">
            <text:p>24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0">
            <text:p>8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70">
            <text:p>17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526">
            <text:p>52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83">
            <text:p>183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985">
            <text:p>1985</text:p>
          </table:table-cell>
          <table:table-cell table:style-name="ce22" office:value-type="float" office:value="52">
            <text:p>5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214">
            <text:p>3214</text:p>
          </table:table-cell>
          <table:table-cell table:style-name="ce22" office:value-type="float" office:value="149">
            <text:p>14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193">
            <text:p>4193</text:p>
          </table:table-cell>
          <table:table-cell table:style-name="ce22" office:value-type="float" office:value="151">
            <text:p>15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